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C8]/[.B8]" office:value-type="float" office:value="0.5">
            <text:p>0,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C11]/[.B11]" office:value-type="float" office:value="0.428571428571429">
            <text:p>0,43</text:p>
          </table:table-cell>
          <table:table-cell table:formula="of:=[.D11]/[.B11]" office:value-type="float" office:value="0.428571428571429">
            <text:p>0,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C12]/[.B12]" office:value-type="float" office:value="0.375">
            <text:p>0,38</text:p>
          </table:table-cell>
          <table:table-cell table:formula="of:=[.D12]/[.B12]" office:value-type="float" office:value="0.375">
            <text:p>0,3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C13]/[.B13]" office:value-type="float" office:value="0.333333333333333">
            <text:p>0,33</text:p>
          </table:table-cell>
          <table:table-cell table:formula="of:=[.D13]/[.B13]" office:value-type="float" office:value="0.333333333333333">
            <text:p>0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formula="of:=[.C14]/[.B14]" office:value-type="float" office:value="0.4">
            <text:p>0,4</text:p>
          </table:table-cell>
          <table:table-cell table:formula="of:=[.D14]/[.B14]" office:value-type="float" office:value="0.4">
            <text:p>0,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C15]/[.B15]" office:value-type="float" office:value="0.363636363636364">
            <text:p>0,36</text:p>
          </table:table-cell>
          <table:table-cell table:formula="of:=[.D15]/[.B15]" office:value-type="float" office:value="0.363636363636364">
            <text:p>0,3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6]/[.B16]" office:value-type="float" office:value="0.333333333333333">
            <text:p>0,33</text:p>
          </table:table-cell>
          <table:table-cell table:formula="of:=[.D16]/[.B16]" office:value-type="float" office:value="0.416666666666667">
            <text:p>0,4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C17]/[.B17]" office:value-type="float" office:value="0.384615384615385">
            <text:p>0,38</text:p>
          </table:table-cell>
          <table:table-cell table:formula="of:=[.D17]/[.B17]" office:value-type="float" office:value="0.384615384615385">
            <text:p>0,3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formula="of:=[.C18]/[.B18]" office:value-type="float" office:value="0.357142857142857">
            <text:p>0,36</text:p>
          </table:table-cell>
          <table:table-cell table:formula="of:=[.D18]/[.B18]" office:value-type="float" office:value="0.357142857142857">
            <text:p>0,3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9]/[.B19]" office:value-type="float" office:value="0.333333333333333">
            <text:p>0,33</text:p>
          </table:table-cell>
          <table:table-cell table:formula="of:=[.D19]/[.B19]" office:value-type="float" office:value="0.4">
            <text:p>0,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table:formula="of:=[.C20]/[.B20]" office:value-type="float" office:value="0.375">
            <text:p>0,38</text:p>
          </table:table-cell>
          <table:table-cell table:formula="of:=[.D20]/[.B20]" office:value-type="float" office:value="0.375">
            <text:p>0,3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[.C21]/[.B21]" office:value-type="float" office:value="0.352941176470588">
            <text:p>0,35</text:p>
          </table:table-cell>
          <table:table-cell table:formula="of:=[.D21]/[.B21]" office:value-type="float" office:value="0.352941176470588">
            <text:p>0,3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table:formula="of:=[.C22]/[.B22]" office:value-type="float" office:value="0.388888888888889">
            <text:p>0,39</text:p>
          </table:table-cell>
          <table:table-cell table:formula="of:=[.D22]/[.B22]" office:value-type="float" office:value="0.388888888888889">
            <text:p>0,39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7">
            <text:p>7</text:p>
          </table:table-cell>
          <table:table-cell table:formula="of:=[.C23]/[.B23]" office:value-type="float" office:value="0.368421052631579">
            <text:p>0,37</text:p>
          </table:table-cell>
          <table:table-cell table:formula="of:=[.D23]/[.B23]" office:value-type="float" office:value="0.368421052631579">
            <text:p>0,3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4]/[.B24]" office:value-type="float" office:value="0.35">
            <text:p>0,35</text:p>
          </table:table-cell>
          <table:table-cell table:formula="of:=[.D24]/[.B24]" office:value-type="float" office:value="0.4">
            <text:p>0,4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table:formula="of:=[.C25]/[.B25]" office:value-type="float" office:value="0.380952380952381">
            <text:p>0,38</text:p>
          </table:table-cell>
          <table:table-cell table:formula="of:=[.D25]/[.B25]" office:value-type="float" office:value="0.380952380952381">
            <text:p>0,38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table:formula="of:=[.C26]/[.B26]" office:value-type="float" office:value="0.363636363636364">
            <text:p>0,36</text:p>
          </table:table-cell>
          <table:table-cell table:formula="of:=[.D26]/[.B26]" office:value-type="float" office:value="0.363636363636364">
            <text:p>0,3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7]/[.B27]" office:value-type="float" office:value="0.347826086956522">
            <text:p>0,35</text:p>
          </table:table-cell>
          <table:table-cell table:formula="of:=[.D27]/[.B27]" office:value-type="float" office:value="0.391304347826087">
            <text:p>0,3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table:formula="of:=[.C28]/[.B28]" office:value-type="float" office:value="0.375">
            <text:p>0,38</text:p>
          </table:table-cell>
          <table:table-cell table:formula="of:=[.D28]/[.B28]" office:value-type="float" office:value="0.375">
            <text:p>0,3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29]/[.B29]" office:value-type="float" office:value="0.36">
            <text:p>0,36</text:p>
          </table:table-cell>
          <table:table-cell table:formula="of:=[.D29]/[.B29]" office:value-type="float" office:value="0.4">
            <text:p>0,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30]/[.B30]" office:value-type="float" office:value="0.346153846153846">
            <text:p>0,35</text:p>
          </table:table-cell>
          <table:table-cell table:formula="of:=[.D30]/[.B30]" office:value-type="float" office:value="0.384615384615385">
            <text:p>0,3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table:formula="of:=[.C31]/[.B31]" office:value-type="float" office:value="0.37037037037037">
            <text:p>0,37</text:p>
          </table:table-cell>
          <table:table-cell table:formula="of:=[.D31]/[.B31]" office:value-type="float" office:value="0.37037037037037">
            <text:p>0,3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32]/[.B32]" office:value-type="float" office:value="0.357142857142857">
            <text:p>0,36</text:p>
          </table:table-cell>
          <table:table-cell table:formula="of:=[.D32]/[.B32]" office:value-type="float" office:value="0.392857142857143">
            <text:p>0,39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33]/[.B33]" office:value-type="float" office:value="0.344827586206897">
            <text:p>0,34</text:p>
          </table:table-cell>
          <table:table-cell table:formula="of:=[.D33]/[.B33]" office:value-type="float" office:value="0.379310344827586">
            <text:p>0,38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1">
            <text:p>11</text:p>
          </table:table-cell>
          <table:table-cell table:formula="of:=[.C34]/[.B34]" office:value-type="float" office:value="0.366666666666667">
            <text:p>0,37</text:p>
          </table:table-cell>
          <table:table-cell table:formula="of:=[.D34]/[.B34]" office:value-type="float" office:value="0.366666666666667">
            <text:p>0,3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35]/[.B35]" office:value-type="float" office:value="0.354838709677419">
            <text:p>0,35</text:p>
          </table:table-cell>
          <table:table-cell table:formula="of:=[.D35]/[.B35]" office:value-type="float" office:value="0.387096774193548">
            <text:p>0,39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2">
            <text:p>12</text:p>
          </table:table-cell>
          <table:table-cell table:formula="of:=[.C36]/[.B36]" office:value-type="float" office:value="0.375">
            <text:p>0,38</text:p>
          </table:table-cell>
          <table:table-cell table:formula="of:=[.D36]/[.B36]" office:value-type="float" office:value="0.375">
            <text:p>0,38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7]/[.B37]" office:value-type="float" office:value="0.363636363636364">
            <text:p>0,36</text:p>
          </table:table-cell>
          <table:table-cell table:formula="of:=[.D37]/[.B37]" office:value-type="float" office:value="0.393939393939394">
            <text:p>0,3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8]/[.B38]" office:value-type="float" office:value="0.352941176470588">
            <text:p>0,35</text:p>
          </table:table-cell>
          <table:table-cell table:formula="of:=[.D38]/[.B38]" office:value-type="float" office:value="0.382352941176471">
            <text:p>0,3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3">
            <text:p>13</text:p>
          </table:table-cell>
          <table:table-cell table:formula="of:=[.C39]/[.B39]" office:value-type="float" office:value="0.371428571428571">
            <text:p>0,37</text:p>
          </table:table-cell>
          <table:table-cell table:formula="of:=[.D39]/[.B39]" office:value-type="float" office:value="0.371428571428571">
            <text:p>0,37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40]/[.B40]" office:value-type="float" office:value="0.361111111111111">
            <text:p>0,36</text:p>
          </table:table-cell>
          <table:table-cell table:formula="of:=[.D40]/[.B40]" office:value-type="float" office:value="0.388888888888889">
            <text:p>0,3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41]/[.B41]" office:value-type="float" office:value="0.351351351351351">
            <text:p>0,35</text:p>
          </table:table-cell>
          <table:table-cell table:formula="of:=[.D41]/[.B41]" office:value-type="float" office:value="0.378378378378378">
            <text:p>0,3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42]/[.B42]" office:value-type="float" office:value="0.368421052631579">
            <text:p>0,37</text:p>
          </table:table-cell>
          <table:table-cell table:formula="of:=[.D42]/[.B42]" office:value-type="float" office:value="0.394736842105263">
            <text:p>0,39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43]/[.B43]" office:value-type="float" office:value="0.358974358974359">
            <text:p>0,36</text:p>
          </table:table-cell>
          <table:table-cell table:formula="of:=[.D43]/[.B43]" office:value-type="float" office:value="0.384615384615385">
            <text:p>0,3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44]/[.B44]" office:value-type="float" office:value="0.35">
            <text:p>0,35</text:p>
          </table:table-cell>
          <table:table-cell table:formula="of:=[.D44]/[.B44]" office:value-type="float" office:value="0.375">
            <text:p>0,3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45]/[.B45]" office:value-type="float" office:value="0.365853658536585">
            <text:p>0,37</text:p>
          </table:table-cell>
          <table:table-cell table:formula="of:=[.D45]/[.B45]" office:value-type="float" office:value="0.390243902439024">
            <text:p>0,3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46]/[.B46]" office:value-type="float" office:value="0.357142857142857">
            <text:p>0,36</text:p>
          </table:table-cell>
          <table:table-cell table:formula="of:=[.D46]/[.B46]" office:value-type="float" office:value="0.380952380952381">
            <text:p>0,38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6">
            <text:p>16</text:p>
          </table:table-cell>
          <table:table-cell table:formula="of:=[.C47]/[.B47]" office:value-type="float" office:value="0.372093023255814">
            <text:p>0,37</text:p>
          </table:table-cell>
          <table:table-cell table:formula="of:=[.D47]/[.B47]" office:value-type="float" office:value="0.372093023255814">
            <text:p>0,3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48]/[.B48]" office:value-type="float" office:value="0.363636363636364">
            <text:p>0,36</text:p>
          </table:table-cell>
          <table:table-cell table:formula="of:=[.D48]/[.B48]" office:value-type="float" office:value="0.386363636363636">
            <text:p>0,3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49]/[.B49]" office:value-type="float" office:value="0.355555555555556">
            <text:p>0,36</text:p>
          </table:table-cell>
          <table:table-cell table:formula="of:=[.D49]/[.B49]" office:value-type="float" office:value="0.377777777777778">
            <text:p>0,38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50]/[.B50]" office:value-type="float" office:value="0.369565217391304">
            <text:p>0,37</text:p>
          </table:table-cell>
          <table:table-cell table:formula="of:=[.D50]/[.B50]" office:value-type="float" office:value="0.391304347826087">
            <text:p>0,3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51]/[.B51]" office:value-type="float" office:value="0.361702127659574">
            <text:p>0,36</text:p>
          </table:table-cell>
          <table:table-cell table:formula="of:=[.D51]/[.B51]" office:value-type="float" office:value="0.382978723404255">
            <text:p>0,38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52]/[.B52]" office:value-type="float" office:value="0.354166666666667">
            <text:p>0,35</text:p>
          </table:table-cell>
          <table:table-cell table:formula="of:=[.D52]/[.B52]" office:value-type="float" office:value="0.375">
            <text:p>0,3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53]/[.B53]" office:value-type="float" office:value="0.36734693877551">
            <text:p>0,37</text:p>
          </table:table-cell>
          <table:table-cell table:formula="of:=[.D53]/[.B53]" office:value-type="float" office:value="0.387755102040816">
            <text:p>0,3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54]/[.B54]" office:value-type="float" office:value="0.36">
            <text:p>0,36</text:p>
          </table:table-cell>
          <table:table-cell table:formula="of:=[.D54]/[.B54]" office:value-type="float" office:value="0.38">
            <text:p>0,38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55]/[.B55]" office:value-type="float" office:value="0.352941176470588">
            <text:p>0,35</text:p>
          </table:table-cell>
          <table:table-cell table:formula="of:=[.D55]/[.B55]" office:value-type="float" office:value="0.392156862745098">
            <text:p>0,3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56]/[.B56]" office:value-type="float" office:value="0.365384615384615">
            <text:p>0,37</text:p>
          </table:table-cell>
          <table:table-cell table:formula="of:=[.D56]/[.B56]" office:value-type="float" office:value="0.384615384615385">
            <text:p>0,38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57]/[.B57]" office:value-type="float" office:value="0.358490566037736">
            <text:p>0,36</text:p>
          </table:table-cell>
          <table:table-cell table:formula="of:=[.D57]/[.B57]" office:value-type="float" office:value="0.377358490566038">
            <text:p>0,3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58]/[.B58]" office:value-type="float" office:value="0.351851851851852">
            <text:p>0,35</text:p>
          </table:table-cell>
          <table:table-cell table:formula="of:=[.D58]/[.B58]" office:value-type="float" office:value="0.388888888888889">
            <text:p>0,3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59]/[.B59]" office:value-type="float" office:value="0.363636363636364">
            <text:p>0,36</text:p>
          </table:table-cell>
          <table:table-cell table:formula="of:=[.D59]/[.B59]" office:value-type="float" office:value="0.381818181818182">
            <text:p>0,38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60]/[.B60]" office:value-type="float" office:value="0.357142857142857">
            <text:p>0,36</text:p>
          </table:table-cell>
          <table:table-cell table:formula="of:=[.D60]/[.B60]" office:value-type="float" office:value="0.375">
            <text:p>0,38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61]/[.B61]" office:value-type="float" office:value="0.368421052631579">
            <text:p>0,37</text:p>
          </table:table-cell>
          <table:table-cell table:formula="of:=[.D61]/[.B61]" office:value-type="float" office:value="0.385964912280702">
            <text:p>0,3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62]/[.B62]" office:value-type="float" office:value="0.362068965517241">
            <text:p>0,36</text:p>
          </table:table-cell>
          <table:table-cell table:formula="of:=[.D62]/[.B62]" office:value-type="float" office:value="0.379310344827586">
            <text:p>0,38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63]/[.B63]" office:value-type="float" office:value="0.35593220338983">
            <text:p>0,36</text:p>
          </table:table-cell>
          <table:table-cell table:formula="of:=[.D63]/[.B63]" office:value-type="float" office:value="0.389830508474576">
            <text:p>0,3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64]/[.B64]" office:value-type="float" office:value="0.366666666666667">
            <text:p>0,37</text:p>
          </table:table-cell>
          <table:table-cell table:formula="of:=[.D64]/[.B64]" office:value-type="float" office:value="0.383333333333333">
            <text:p>0,3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65]/[.B65]" office:value-type="float" office:value="0.360655737704918">
            <text:p>0,36</text:p>
          </table:table-cell>
          <table:table-cell table:formula="of:=[.D65]/[.B65]" office:value-type="float" office:value="0.377049180327869">
            <text:p>0,38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66]/[.B66]" office:value-type="float" office:value="0.354838709677419">
            <text:p>0,35</text:p>
          </table:table-cell>
          <table:table-cell table:formula="of:=[.D66]/[.B66]" office:value-type="float" office:value="0.387096774193548">
            <text:p>0,39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67]/[.B67]" office:value-type="float" office:value="0.365079365079365">
            <text:p>0,37</text:p>
          </table:table-cell>
          <table:table-cell table:formula="of:=[.D67]/[.B67]" office:value-type="float" office:value="0.380952380952381">
            <text:p>0,38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68]/[.B68]" office:value-type="float" office:value="0.359375">
            <text:p>0,36</text:p>
          </table:table-cell>
          <table:table-cell table:formula="of:=[.D68]/[.B68]" office:value-type="float" office:value="0.390625">
            <text:p>0,3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69]/[.B69]" office:value-type="float" office:value="0.353846153846154">
            <text:p>0,35</text:p>
          </table:table-cell>
          <table:table-cell table:formula="of:=[.D69]/[.B69]" office:value-type="float" office:value="0.384615384615385">
            <text:p>0,3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C70]/[.B70]" office:value-type="float" office:value="0.363636363636364">
            <text:p>0,36</text:p>
          </table:table-cell>
          <table:table-cell table:formula="of:=[.D70]/[.B70]" office:value-type="float" office:value="0.378787878787879">
            <text:p>0,38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71]/[.B71]" office:value-type="float" office:value="0.358208955223881">
            <text:p>0,36</text:p>
          </table:table-cell>
          <table:table-cell table:formula="of:=[.D71]/[.B71]" office:value-type="float" office:value="0.388059701492537">
            <text:p>0,3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72]/[.B72]" office:value-type="float" office:value="0.367647058823529">
            <text:p>0,37</text:p>
          </table:table-cell>
          <table:table-cell table:formula="of:=[.D72]/[.B72]" office:value-type="float" office:value="0.382352941176471">
            <text:p>0,38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73]/[.B73]" office:value-type="float" office:value="0.36231884057971">
            <text:p>0,36</text:p>
          </table:table-cell>
          <table:table-cell table:formula="of:=[.D73]/[.B73]" office:value-type="float" office:value="0.376811594202899">
            <text:p>0,38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74]/[.B74]" office:value-type="float" office:value="0.357142857142857">
            <text:p>0,36</text:p>
          </table:table-cell>
          <table:table-cell table:formula="of:=[.D74]/[.B74]" office:value-type="float" office:value="0.385714285714286">
            <text:p>0,3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C75]/[.B75]" office:value-type="float" office:value="0.366197183098592">
            <text:p>0,37</text:p>
          </table:table-cell>
          <table:table-cell table:formula="of:=[.D75]/[.B75]" office:value-type="float" office:value="0.380281690140845">
            <text:p>0,38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76]/[.B76]" office:value-type="float" office:value="0.361111111111111">
            <text:p>0,36</text:p>
          </table:table-cell>
          <table:table-cell table:formula="of:=[.D76]/[.B76]" office:value-type="float" office:value="0.388888888888889">
            <text:p>0,39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77]/[.B77]" office:value-type="float" office:value="0.356164383561644">
            <text:p>0,36</text:p>
          </table:table-cell>
          <table:table-cell table:formula="of:=[.D77]/[.B77]" office:value-type="float" office:value="0.383561643835616">
            <text:p>0,38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C78]/[.B78]" office:value-type="float" office:value="0.364864864864865">
            <text:p>0,36</text:p>
          </table:table-cell>
          <table:table-cell table:formula="of:=[.D78]/[.B78]" office:value-type="float" office:value="0.378378378378378">
            <text:p>0,3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79]/[.B79]" office:value-type="float" office:value="0.36">
            <text:p>0,36</text:p>
          </table:table-cell>
          <table:table-cell table:formula="of:=[.D79]/[.B79]" office:value-type="float" office:value="0.386666666666667">
            <text:p>0,3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80]/[.B80]" office:value-type="float" office:value="0.355263157894737">
            <text:p>0,36</text:p>
          </table:table-cell>
          <table:table-cell table:formula="of:=[.D80]/[.B80]" office:value-type="float" office:value="0.381578947368421">
            <text:p>0,38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81]/[.B81]" office:value-type="float" office:value="0.363636363636364">
            <text:p>0,36</text:p>
          </table:table-cell>
          <table:table-cell table:formula="of:=[.D81]/[.B81]" office:value-type="float" office:value="0.38961038961039">
            <text:p>0,3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82]/[.B82]" office:value-type="float" office:value="0.358974358974359">
            <text:p>0,36</text:p>
          </table:table-cell>
          <table:table-cell table:formula="of:=[.D82]/[.B82]" office:value-type="float" office:value="0.384615384615385">
            <text:p>0,38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83]/[.B83]" office:value-type="float" office:value="0.354430379746835">
            <text:p>0,35</text:p>
          </table:table-cell>
          <table:table-cell table:formula="of:=[.D83]/[.B83]" office:value-type="float" office:value="0.379746835443038">
            <text:p>0,38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84]/[.B84]" office:value-type="float" office:value="0.3625">
            <text:p>0,36</text:p>
          </table:table-cell>
          <table:table-cell table:formula="of:=[.D84]/[.B84]" office:value-type="float" office:value="0.3875">
            <text:p>0,3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85]/[.B85]" office:value-type="float" office:value="0.358024691358025">
            <text:p>0,36</text:p>
          </table:table-cell>
          <table:table-cell table:formula="of:=[.D85]/[.B85]" office:value-type="float" office:value="0.382716049382716">
            <text:p>0,38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[.C86]/[.B86]" office:value-type="float" office:value="0.365853658536585">
            <text:p>0,37</text:p>
          </table:table-cell>
          <table:table-cell table:formula="of:=[.D86]/[.B86]" office:value-type="float" office:value="0.378048780487805">
            <text:p>0,38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87]/[.B87]" office:value-type="float" office:value="0.36144578313253">
            <text:p>0,36</text:p>
          </table:table-cell>
          <table:table-cell table:formula="of:=[.D87]/[.B87]" office:value-type="float" office:value="0.385542168674699">
            <text:p>0,39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88]/[.B88]" office:value-type="float" office:value="0.357142857142857">
            <text:p>0,36</text:p>
          </table:table-cell>
          <table:table-cell table:formula="of:=[.D88]/[.B88]" office:value-type="float" office:value="0.380952380952381">
            <text:p>0,38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89]/[.B89]" office:value-type="float" office:value="0.364705882352941">
            <text:p>0,36</text:p>
          </table:table-cell>
          <table:table-cell table:formula="of:=[.D89]/[.B89]" office:value-type="float" office:value="0.388235294117647">
            <text:p>0,3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90]/[.B90]" office:value-type="float" office:value="0.36046511627907">
            <text:p>0,36</text:p>
          </table:table-cell>
          <table:table-cell table:formula="of:=[.D90]/[.B90]" office:value-type="float" office:value="0.383720930232558">
            <text:p>0,38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C91]/[.B91]" office:value-type="float" office:value="0.35632183908046">
            <text:p>0,36</text:p>
          </table:table-cell>
          <table:table-cell table:formula="of:=[.D91]/[.B91]" office:value-type="float" office:value="0.379310344827586">
            <text:p>0,3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92]/[.B92]" office:value-type="float" office:value="0.363636363636364">
            <text:p>0,36</text:p>
          </table:table-cell>
          <table:table-cell table:formula="of:=[.D92]/[.B92]" office:value-type="float" office:value="0.386363636363636">
            <text:p>0,3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93]/[.B93]" office:value-type="float" office:value="0.359550561797753">
            <text:p>0,36</text:p>
          </table:table-cell>
          <table:table-cell table:formula="of:=[.D93]/[.B93]" office:value-type="float" office:value="0.382022471910112">
            <text:p>0,3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C94]/[.B94]" office:value-type="float" office:value="0.355555555555556">
            <text:p>0,36</text:p>
          </table:table-cell>
          <table:table-cell table:formula="of:=[.D94]/[.B94]" office:value-type="float" office:value="0.377777777777778">
            <text:p>0,3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95]/[.B95]" office:value-type="float" office:value="0.362637362637363">
            <text:p>0,36</text:p>
          </table:table-cell>
          <table:table-cell table:formula="of:=[.D95]/[.B95]" office:value-type="float" office:value="0.384615384615385">
            <text:p>0,38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96]/[.B96]" office:value-type="float" office:value="0.358695652173913">
            <text:p>0,36</text:p>
          </table:table-cell>
          <table:table-cell table:formula="of:=[.D96]/[.B96]" office:value-type="float" office:value="0.380434782608696">
            <text:p>0,3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97]/[.B97]" office:value-type="float" office:value="0.365591397849462">
            <text:p>0,37</text:p>
          </table:table-cell>
          <table:table-cell table:formula="of:=[.D97]/[.B97]" office:value-type="float" office:value="0.387096774193548">
            <text:p>0,3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98]/[.B98]" office:value-type="float" office:value="0.361702127659574">
            <text:p>0,36</text:p>
          </table:table-cell>
          <table:table-cell table:formula="of:=[.D98]/[.B98]" office:value-type="float" office:value="0.382978723404255">
            <text:p>0,38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99]/[.B99]" office:value-type="float" office:value="0.357894736842105">
            <text:p>0,36</text:p>
          </table:table-cell>
          <table:table-cell table:formula="of:=[.D99]/[.B99]" office:value-type="float" office:value="0.378947368421053">
            <text:p>0,38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100]/[.B100]" office:value-type="float" office:value="0.364583333333333">
            <text:p>0,36</text:p>
          </table:table-cell>
          <table:table-cell table:formula="of:=[.D100]/[.B100]" office:value-type="float" office:value="0.385416666666667">
            <text:p>0,3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101]/[.B101]" office:value-type="float" office:value="0.360824742268041">
            <text:p>0,36</text:p>
          </table:table-cell>
          <table:table-cell table:formula="of:=[.D101]/[.B101]" office:value-type="float" office:value="0.381443298969072">
            <text:p>0,38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[.C102]/[.B102]" office:value-type="float" office:value="0.357142857142857">
            <text:p>0,36</text:p>
          </table:table-cell>
          <table:table-cell table:formula="of:=[.D102]/[.B102]" office:value-type="float" office:value="0.387755102040816">
            <text:p>0,3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103]/[.B103]" office:value-type="float" office:value="0.363636363636364">
            <text:p>0,36</text:p>
          </table:table-cell>
          <table:table-cell table:formula="of:=[.D103]/[.B103]" office:value-type="float" office:value="0.383838383838384">
            <text:p>0,3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104]/[.B104]" office:value-type="float" office:value="0.36">
            <text:p>0,36</text:p>
          </table:table-cell>
          <table:table-cell table:formula="of:=[.D104]/[.B104]" office:value-type="float" office:value="0.38">
            <text:p>0,3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370820631263584">
            <text:p>0,37</text:p>
          </table:table-cell>
          <table:table-cell table:style-name="ce4" table:formula="of:=SUM([.F5:.F104])/100" office:value-type="float" office:value="0.390398900626069">
            <text:p>0,39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8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56S</meta:editing-duration>
    <meta:editing-cycles>79</meta:editing-cycles>
    <meta:generator>OpenOffice.org/3.4.1$Win32 OpenOffice.org_project/341m1$Build-9593</meta:generator>
    <dc:date>2013-05-01T18:12:16.6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